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itle">
      <style:text-properties style:font-name="Linux Libertine O" fo:font-size="24pt" style:font-size-asian="24pt" style:font-size-complex="24pt"/>
    </style:style>
    <style:style style:name="P2" style:family="paragraph" style:parent-style-name="Heading_20_1">
      <style:text-properties style:font-name="Linux Libertine O" fo:font-size="14pt" style:font-size-asian="14pt" style:font-size-complex="14pt"/>
    </style:style>
    <style:style style:name="P3" style:family="paragraph" style:parent-style-name="Text_20_body">
      <style:text-properties fo:color="#000000" style:font-name="Linux Libertine O" fo:font-size="13pt" fo:font-weight="bold" officeooo:paragraph-rsid="002fa176" style:font-size-asian="13pt" style:font-weight-asian="bold" style:font-size-complex="13pt" style:font-weight-complex="bold"/>
    </style:style>
    <style:style style:name="P4" style:family="paragraph" style:parent-style-name="Text_20_body">
      <style:text-properties fo:color="#000000" style:font-name="Linux Libertine O" fo:font-size="13pt" officeooo:paragraph-rsid="00245e98" style:font-size-asian="13pt" style:font-size-complex="13pt"/>
    </style:style>
    <style:style style:name="P5" style:family="paragraph" style:parent-style-name="Text_20_body" style:list-style-name="L1">
      <style:text-properties fo:color="#000000" style:font-name="Linux Libertine O" fo:font-size="13pt" officeooo:paragraph-rsid="00245e98" style:font-size-asian="13pt" style:font-size-complex="13pt"/>
    </style:style>
    <style:style style:name="P6" style:family="paragraph" style:parent-style-name="Text_20_body" style:list-style-name="L1">
      <style:text-properties fo:color="#000000" style:font-name="Linux Libertine O" fo:font-size="13pt" fo:font-weight="bold" officeooo:paragraph-rsid="00245e98" style:font-size-asian="13pt" style:font-weight-asian="bold" style:font-size-complex="13pt" style:font-weight-complex="bold"/>
    </style:style>
    <style:style style:name="P7" style:family="paragraph" style:parent-style-name="Text_20_body">
      <style:text-properties fo:color="#000000" style:font-name="Linux Libertine O" fo:font-size="13pt" fo:font-weight="bold" officeooo:paragraph-rsid="00245e98" style:font-size-asian="13pt" style:font-weight-asian="bold" style:font-size-complex="13pt" style:font-weight-complex="bold"/>
    </style:style>
    <style:style style:name="T1"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2"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font-weight-asian="bold" style:font-weight-complex="bold"/>
    </style:style>
    <style:style style:name="T4" style:family="text">
      <style:text-properties fo:font-variant="normal" fo:text-transform="none" style:text-line-through-style="none" style:text-line-through-type="none" fo:font-style="normal" style:text-underline-style="none" fo:font-weight="normal" officeooo:rsid="031d13f1" style:text-blinking="false" fo:background-color="transparent" loext:char-shading-value="0"/>
    </style:style>
    <style:style style:name="T5" style:family="text">
      <style:text-properties fo:font-variant="normal" fo:text-transform="none" style:text-line-through-style="none" style:text-line-through-type="none" fo:font-style="normal" style:text-underline-style="none" fo:font-weight="normal" officeooo:rsid="031e7066" style:text-blinking="false" fo:background-color="transparent" loext:char-shading-value="0"/>
    </style:style>
    <style:style style:name="T6" style:family="text">
      <style:text-properties fo:font-variant="normal" fo:text-transform="none" style:text-line-through-style="none" style:text-line-through-type="none" fo:font-style="normal" style:text-underline-style="none" fo:font-weight="normal" officeooo:rsid="0320923a" style:text-blinking="false" fo:background-color="transparent" loext:char-shading-value="0"/>
    </style:style>
    <style:style style:name="T7" style:family="text">
      <style:text-properties fo:font-variant="normal" fo:text-transform="none" style:text-line-through-style="none" style:text-line-through-type="none" fo:font-style="normal" style:text-underline-style="none" fo:font-weight="bold" style:text-blinking="false" fo:background-color="transparent" loext:char-shading-value="0"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etwork</text:p>
      <text:h text:style-name="P2" text:outline-level="1">What is Network Bonding?</text:h>
      <text:p text:style-name="P4">Network bonding is a process of combing or joining two or more network interfaces together into to a single interface to provide fault tolerance and high performance. Network bonding is also know as NIC Teaming.</text:p>
      <text:h text:style-name="P2" text:outline-level="1"><text:bookmark-start text:name="__RefHeading___Toc318_3122937327"/>What are the different modes of Network bonding in Linux?<text:bookmark-end text:name="__RefHeading___Toc318_3122937327"/></text:h>
      <text:p text:style-name="P4">Below are list of modes used in Network Bonding:</text:p>
      <text:list xml:id="list897050404" text:style-name="L1">
        <text:list-item>
          <text:p text:style-name="P5"><text:span text:style-name="T7">balance-rr or 0</text:span><text:span text:style-name="T2">: This mode is based on Round-robin policy and it is the default mode. This mode offers fault tolerance and load balancing features. It transmits the packets in Round robin fashion that is from the first available slave through the last.</text:span></text:p>
        </text:list-item>
        <text:list-item>
          <text:p text:style-name="P5"><text:span text:style-name="T7">active-backup or 1:</text:span><text:span text:style-name="T2"> <text:s/>This mode is based on Active-backup policy. Only one slave is active in this band, and another one will act only when the other fails. The MAC address of this bond is available only on the network adapter part to avoid confusing the switch. This mode also provides fault tolerance.</text:span></text:p>
        </text:list-item>
        <text:list-item>
          <text:p text:style-name="P5"><text:span text:style-name="T7">balance-xor or 2:</text:span><text:span text:style-name="T2"> This mode sets an XOR (exclusive or) mode that is the source MAC address is XOR’d with destination MAC address for providing load balancing and fault tolerance. Each destination MAC address the same slave is selected.</text:span></text:p>
        </text:list-item>
        <text:list-item>
          <text:p text:style-name="P5"><text:span text:style-name="T7">broadcast or 3:</text:span><text:span text:style-name="T2"> This method is based on broadcast policy that is it transmitted everything on all slave interfaces. It provides fault tolerance. This can be used only for specific purposes.</text:span></text:p>
        </text:list-item>
        <text:list-item>
          <text:p text:style-name="P5"><text:span text:style-name="T7">802.3ad or 4:</text:span><text:span text:style-name="T2"> This mode is known as a Dynamic Link Aggregation mode that has it created aggregation groups having same speed. It requires a switch that supports IEEE 802.3ad dynamic link. The slave selection for outgoing traffic is done based on a transmit hashing method. This may be changed from the XOR method via the xmit_hash_policy option.</text:span></text:p>
        </text:list-item>
        <text:list-item>
          <text:p text:style-name="P5"><text:span text:style-name="T7">balance-tlb or 5: </text:span><text:span text:style-name="T3">This mode is called Adaptive transmit load balancing. The outgoing traffic is distributed based on the current load on each slave and the incoming traffic is received by the current slave. If the incoming traffic fails, the failed receiving slave is replaced by the MAC address of another slave. This mode does not require any special switch support.</text:span></text:p>
        </text:list-item>
        <text:list-item>
          <text:p text:style-name="P6"><text:span text:style-name="T1">balance-alb or 6:</text:span><text:span text:style-name="T2"> This mode is called adaptive load balancing. This mode does not require any special switch support.</text:span></text:p>
        </text:list-item>
      </text:list>
      <text:p text:style-name="P7"><text:span text:style-name="T2"/></text:p>
      <text:h text:style-name="P2" text:outline-level="1"><text:soft-page-break/>How to check and verify the status of the bond interface.?</text:h>
      <text:p text:style-name="P3"><text:span text:style-name="T2">Using the command ‘</text:span><text:span text:style-name="T1">cat /proc/net/bonding/bond0</text:span><text:span text:style-name="T2">’ , we can check which mode is enabled and what </text:span><text:span text:style-name="T4">L</text:span><text:span text:style-name="T5">AN</text:span><text:span text:style-name="T2"> cards are used in this bo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nux Libertine O" svg:font-family="'Linux Libertine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3pt" fo:font-weight="bold" style:font-size-asian="13pt" style:font-weight-asian="bold" style:font-size-complex="13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20:26:48.301696540</meta:creation-date>
    <dc:date>2021-02-17T20:32:34.753257902</dc:date>
    <meta:editing-duration>PT5M38S</meta:editing-duration>
    <meta:editing-cycles>16</meta:editing-cycles>
    <meta:generator>LibreOffice/6.0.7.3$Linux_X86_64 LibreOffice_project/00m0$Build-3</meta:generator>
    <meta:document-statistic meta:table-count="0" meta:image-count="0" meta:object-count="0" meta:page-count="2" meta:paragraph-count="14" meta:word-count="403" meta:character-count="2346" meta:non-whitespace-character-count="1963"/>
  </office:meta>
</office:document-meta>
</file>